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Arial" officeooo:rsid="00005804" officeooo:paragraph-rsid="00005804"/>
    </style:style>
    <style:style style:name="P2" style:family="paragraph" style:parent-style-name="Standard">
      <style:text-properties style:font-name="Arial" officeooo:rsid="00005804" officeooo:paragraph-rsid="0001fd4c"/>
    </style:style>
    <style:style style:name="P3" style:family="paragraph" style:parent-style-name="Standard">
      <style:text-properties style:font-name="Arial" officeooo:rsid="00005804" officeooo:paragraph-rsid="0007a07a"/>
    </style:style>
    <style:style style:name="P4" style:family="paragraph" style:parent-style-name="Standard">
      <style:text-properties style:font-name="Arial" officeooo:rsid="0001fd4c" officeooo:paragraph-rsid="0001fd4c"/>
    </style:style>
    <style:style style:name="P5" style:family="paragraph" style:parent-style-name="Standard">
      <style:text-properties style:font-name="Arial" officeooo:rsid="0001fd4c" officeooo:paragraph-rsid="001ff65f"/>
    </style:style>
    <style:style style:name="P6" style:family="paragraph" style:parent-style-name="Standard">
      <style:text-properties style:font-name="Arial" officeooo:rsid="0000714a" officeooo:paragraph-rsid="0000714a"/>
    </style:style>
    <style:style style:name="P7" style:family="paragraph" style:parent-style-name="Standard">
      <style:paragraph-properties fo:text-align="start" style:justify-single-word="false"/>
      <style:text-properties style:font-name="Arial" officeooo:rsid="0017f099" officeooo:paragraph-rsid="0017f099"/>
    </style:style>
    <style:style style:name="P8" style:family="paragraph" style:parent-style-name="Standard">
      <style:text-properties style:font-name="Arial" officeooo:rsid="00116870" officeooo:paragraph-rsid="001ff65f"/>
    </style:style>
    <style:style style:name="P9" style:family="paragraph" style:parent-style-name="Standard">
      <style:text-properties style:font-name="Arial" fo:font-style="italic" officeooo:rsid="0001fd4c" officeooo:paragraph-rsid="001ff65f" style:font-style-asian="italic" style:font-style-complex="italic"/>
    </style:style>
    <style:style style:name="P10" style:family="paragraph" style:parent-style-name="Standard">
      <style:text-properties style:font-name="Arial" officeooo:rsid="0022e503" officeooo:paragraph-rsid="0022e503"/>
    </style:style>
    <style:style style:name="P11" style:family="paragraph" style:parent-style-name="Standard">
      <style:text-properties style:font-name="Arial" officeooo:rsid="002373cc" officeooo:paragraph-rsid="002373cc"/>
    </style:style>
    <style:style style:name="P12" style:family="paragraph" style:parent-style-name="Standard">
      <style:text-properties style:font-name="Arial" officeooo:rsid="0025f6a9" officeooo:paragraph-rsid="0025f6a9"/>
    </style:style>
    <style:style style:name="P13" style:family="paragraph" style:parent-style-name="Standard">
      <style:text-properties style:font-name="Arial" fo:font-weight="bold" officeooo:rsid="0022e503" officeooo:paragraph-rsid="0022e503" style:font-weight-asian="bold" style:font-weight-complex="bold"/>
    </style:style>
    <style:style style:name="P14" style:family="paragraph" style:parent-style-name="Standard">
      <style:text-properties style:font-name="Arial" fo:font-weight="bold" officeooo:rsid="00116870" officeooo:paragraph-rsid="001ff65f" style:font-weight-asian="bold" style:font-weight-complex="bold"/>
    </style:style>
    <style:style style:name="P15" style:family="paragraph" style:parent-style-name="Standard">
      <style:text-properties style:font-name="Arial" fo:font-weight="bold" officeooo:rsid="0028bfe9" officeooo:paragraph-rsid="0028bfe9" style:font-weight-asian="bold" style:font-weight-complex="bold"/>
    </style:style>
    <style:style style:name="P16"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17" style:family="paragraph" style:parent-style-name="Standard">
      <style:text-properties style:font-name="Arial" fo:font-weight="bold" officeooo:rsid="0028bfe9" officeooo:paragraph-rsid="001ff65f" style:font-weight-asian="bold" style:font-weight-complex="bold"/>
    </style:style>
    <style:style style:name="P18" style:family="paragraph" style:parent-style-name="Standard">
      <style:paragraph-properties fo:text-align="start" style:justify-single-word="false"/>
      <style:text-properties style:font-name="Arial" fo:font-weight="normal" officeooo:rsid="0028bfe9" officeooo:paragraph-rsid="0028bfe9"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42dcf9" officeooo:paragraph-rsid="0042dcf9" style:font-weight-asian="normal" style:font-weight-complex="normal"/>
    </style:style>
    <style:style style:name="P20" style:family="paragraph" style:parent-style-name="Standard">
      <style:paragraph-properties fo:text-align="start" style:justify-single-word="false"/>
      <style:text-properties style:font-name="Arial" fo:font-weight="normal" officeooo:rsid="004fc29f" officeooo:paragraph-rsid="004fc29f" style:font-weight-asian="normal" style:font-weight-complex="normal"/>
    </style:style>
    <style:style style:name="P21" style:family="paragraph" style:parent-style-name="Standard">
      <style:paragraph-properties fo:text-align="start" style:justify-single-word="false"/>
      <style:text-properties style:font-name="Arial" fo:font-weight="normal" officeooo:rsid="004fc29f" officeooo:paragraph-rsid="0053bf5d" style:font-weight-asian="normal" style:font-weight-complex="normal"/>
    </style:style>
    <style:style style:name="P22" style:family="paragraph" style:parent-style-name="Standard">
      <style:paragraph-properties fo:text-align="start" style:justify-single-word="false"/>
      <style:text-properties style:font-name="Arial" fo:font-weight="normal" officeooo:rsid="0053b702" officeooo:paragraph-rsid="0053b702" style:font-weight-asian="normal" style:font-weight-complex="normal"/>
    </style:style>
    <style:style style:name="P23" style:family="paragraph" style:parent-style-name="Standard">
      <style:paragraph-properties fo:text-align="start" style:justify-single-word="false"/>
      <style:text-properties style:font-name="Arial" fo:font-weight="normal" officeooo:rsid="0059fc29" officeooo:paragraph-rsid="0059fc29" style:font-weight-asian="normal" style:font-weight-complex="normal"/>
    </style:style>
    <style:style style:name="P24" style:family="paragraph" style:parent-style-name="Standard">
      <style:text-properties style:font-name="Arial" fo:font-style="normal" fo:font-weight="normal" officeooo:rsid="003377e6" officeooo:paragraph-rsid="003377e6" style:font-style-asian="normal" style:font-weight-asian="normal" style:font-style-complex="normal" style:font-weight-complex="normal"/>
    </style:style>
    <style:style style:name="P25" style:family="paragraph" style:parent-style-name="Standard">
      <style:text-properties style:font-name="Arial" fo:font-style="normal" fo:font-weight="bold" officeooo:rsid="0028bfe9" officeooo:paragraph-rsid="0028bfe9" style:font-style-asian="normal" style:font-weight-asian="bold" style:font-style-complex="normal" style:font-weight-complex="bold"/>
    </style:style>
    <style:style style:name="P26" style:family="paragraph" style:parent-style-name="Standard">
      <style:text-properties style:font-name="Arial" officeooo:rsid="00361042" officeooo:paragraph-rsid="00361042"/>
    </style:style>
    <style:style style:name="P27" style:family="paragraph" style:parent-style-name="Standard">
      <style:text-properties style:font-name="Arial" officeooo:rsid="0044a159" officeooo:paragraph-rsid="0044a159"/>
    </style:style>
    <style:style style:name="P28" style:family="paragraph" style:parent-style-name="Standard">
      <style:paragraph-properties fo:break-before="page"/>
      <style:text-properties style:font-name="Arial" fo:font-style="normal" fo:font-weight="bold" officeooo:rsid="0028bfe9" officeooo:paragraph-rsid="0028bfe9" style:font-style-asian="normal" style:font-weight-asian="bold" style:font-style-complex="normal" style:font-weight-complex="bold"/>
    </style:style>
    <style:style style:name="P29" style:family="paragraph" style:parent-style-name="Standard">
      <style:paragraph-properties fo:break-before="page"/>
      <style:text-properties style:font-name="Arial" officeooo:rsid="000979fe" officeooo:paragraph-rsid="000979fe"/>
    </style:style>
    <style:style style:name="P30" style:family="paragraph" style:parent-style-name="Standard">
      <style:paragraph-properties fo:break-before="page"/>
      <style:text-properties style:font-name="Arial" officeooo:rsid="0044a159" officeooo:paragraph-rsid="0044a159"/>
    </style:style>
    <style:style style:name="P31" style:family="paragraph" style:parent-style-name="Standard">
      <loext:graphic-properties draw:fill="none"/>
      <style:paragraph-properties fo:margin-left="0.499cm" fo:margin-right="0cm" fo:text-indent="0cm" style:auto-text-indent="false" fo:background-color="transparent"/>
      <style:text-properties style:font-name="Arial" officeooo:rsid="0025f6a9" officeooo:paragraph-rsid="0025f6a9"/>
    </style:style>
    <style:style style:name="P32" style:family="paragraph" style:parent-style-name="Standard">
      <loext:graphic-properties draw:fill="none"/>
      <style:paragraph-properties fo:margin-left="0.499cm" fo:margin-right="0cm" fo:text-indent="0cm" style:auto-text-indent="false" fo:background-color="transparent"/>
      <style:text-properties style:font-name="Arial" officeooo:rsid="002730df" officeooo:paragraph-rsid="002730df"/>
    </style:style>
    <style:style style:name="P3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6c214" officeooo:paragraph-rsid="0036c214" style:font-weight-asian="bold" style:font-weight-complex="bold"/>
    </style:style>
    <style:style style:name="P3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e6509" officeooo:paragraph-rsid="003e6509" style:font-weight-asian="bold" style:font-weight-complex="bold"/>
    </style:style>
    <style:style style:name="P3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42c749" officeooo:paragraph-rsid="0042c749" style:font-weight-asian="bold" style:font-weight-complex="bold"/>
    </style:style>
    <style:style style:name="P3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53bf5d" officeooo:paragraph-rsid="0053bf5d" style:font-weight-asian="bold" style:font-weight-complex="bold"/>
    </style:style>
    <style:style style:name="P3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6c214" officeooo:paragraph-rsid="0036c214" style:font-weight-asian="normal" style:font-weight-complex="normal"/>
    </style:style>
    <style:style style:name="P3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c7f5f" officeooo:paragraph-rsid="003c7f5f" style:font-weight-asian="normal" style:font-weight-complex="normal"/>
    </style:style>
    <style:style style:name="P3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e6509" officeooo:paragraph-rsid="003e6509" style:font-weight-asian="normal" style:font-weight-complex="normal"/>
    </style:style>
    <style:style style:name="P4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f414f" officeooo:paragraph-rsid="003f414f" style:font-weight-asian="normal" style:font-weight-complex="normal"/>
    </style:style>
    <style:style style:name="P4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8496d" officeooo:paragraph-rsid="0048496d" style:font-weight-asian="normal" style:font-weight-complex="normal"/>
    </style:style>
    <style:style style:name="P42"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9fd94" officeooo:paragraph-rsid="0049fd94" style:font-weight-asian="normal" style:font-weight-complex="normal"/>
    </style:style>
    <style:style style:name="P43"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b731a" officeooo:paragraph-rsid="004b731a" style:font-weight-asian="normal" style:font-weight-complex="normal"/>
    </style:style>
    <style:style style:name="P4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d33fa" officeooo:paragraph-rsid="004d33fa" style:font-weight-asian="normal" style:font-weight-complex="normal"/>
    </style:style>
    <style:style style:name="P4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571409" officeooo:paragraph-rsid="00571409" style:font-weight-asian="normal" style:font-weight-complex="normal"/>
    </style:style>
    <style:style style:name="P4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571440" officeooo:paragraph-rsid="0059fc29" style:font-weight-asian="normal" style:font-weight-complex="normal"/>
    </style:style>
    <style:style style:name="P47"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4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8bfe9" officeooo:paragraph-rsid="0028bfe9" style:font-weight-asian="bold" style:font-weight-complex="bold"/>
    </style:style>
    <style:style style:name="P49"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36c214" officeooo:paragraph-rsid="0036c214" style:font-weight-asian="bold" style:font-weight-complex="bold"/>
    </style:style>
    <style:style style:name="P50"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42c749" officeooo:paragraph-rsid="0042c749" style:font-weight-asian="bold" style:font-weight-complex="bold"/>
    </style:style>
    <style:style style:name="P51"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53bf5d" officeooo:paragraph-rsid="0053bf5d" style:font-weight-asian="bold" style:font-weight-complex="bold"/>
    </style:style>
    <style:style style:name="P52"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3" style:family="paragraph" style:parent-style-name="Standard">
      <loext:graphic-properties draw:fill="none"/>
      <style:paragraph-properties fo:margin-left="1cm" fo:margin-right="0cm" fo:text-indent="0cm" style:auto-text-indent="false" fo:background-color="transparent"/>
      <style:text-properties style:font-name="Arial" fo:font-weight="bold" officeooo:rsid="002730df" officeooo:paragraph-rsid="002730df" style:font-weight-asian="bold" style:font-weight-complex="bold"/>
    </style:style>
    <style:style style:name="P54"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730df" officeooo:paragraph-rsid="002730df" style:font-style-asian="normal" style:font-weight-asian="normal" style:font-style-complex="normal" style:font-weight-complex="normal"/>
    </style:style>
    <style:style style:name="P55"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aeca0" officeooo:paragraph-rsid="002aeca0" style:font-style-asian="normal" style:font-weight-asian="normal" style:font-style-complex="normal" style:font-weight-complex="normal"/>
    </style:style>
    <style:style style:name="P56"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d0066" officeooo:paragraph-rsid="002c43da" style:font-style-asian="normal" style:font-weight-asian="normal" style:font-style-complex="normal" style:font-weight-complex="normal"/>
    </style:style>
    <style:style style:name="P57"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8" style:family="paragraph" style:parent-style-name="Standard">
      <loext:graphic-properties draw:fill="none"/>
      <style:paragraph-properties fo:margin-left="1cm" fo:margin-right="0cm" fo:text-indent="0cm" style:auto-text-indent="false" fo:background-color="transparent"/>
      <style:text-properties style:font-name="Arial" fo:font-style="normal" officeooo:rsid="002c43da" officeooo:paragraph-rsid="002c43da" style:font-style-asian="normal" style:font-style-complex="normal"/>
    </style:style>
    <style:style style:name="P59"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60"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weight="bold" officeooo:rsid="0044a159" officeooo:paragraph-rsid="0044a159" style:font-weight-asian="bold" style:font-weight-complex="bold"/>
    </style:style>
    <style:style style:name="P6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59fc29" officeooo:paragraph-rsid="0059fc29" style:font-weight-asian="normal" style:font-weight-complex="normal"/>
    </style:style>
    <style:style style:name="P63" style:family="paragraph" style:parent-style-name="Standard">
      <style:text-properties style:font-name="Arial" officeooo:rsid="003377e6" officeooo:paragraph-rsid="005f8c9d"/>
    </style:style>
    <style:style style:name="T1" style:family="text">
      <style:text-properties officeooo:rsid="0000714a"/>
    </style:style>
    <style:style style:name="T2" style:family="text">
      <style:text-properties officeooo:rsid="0001fd4c"/>
    </style:style>
    <style:style style:name="T3" style:family="text">
      <style:text-properties fo:font-style="italic" style:font-style-asian="italic" style:font-style-complex="italic"/>
    </style:style>
    <style:style style:name="T4" style:family="text">
      <style:text-properties fo:font-style="italic" officeooo:rsid="00248749" style:font-style-asian="italic" style:font-style-complex="italic"/>
    </style:style>
    <style:style style:name="T5" style:family="text">
      <style:text-properties fo:font-style="italic" officeooo:rsid="004876f9" style:font-style-asian="italic" style:font-style-complex="italic"/>
    </style:style>
    <style:style style:name="T6" style:family="text">
      <style:text-properties fo:font-style="italic" officeooo:rsid="004a5c4e" style:font-style-asian="italic" style:font-style-complex="italic"/>
    </style:style>
    <style:style style:name="T7" style:family="text">
      <style:text-properties fo:font-style="italic" officeooo:rsid="004b731a" style:font-style-asian="italic" style:font-style-complex="italic"/>
    </style:style>
    <style:style style:name="T8" style:family="text">
      <style:text-properties fo:font-style="italic" officeooo:rsid="00625a26" style:font-style-asian="italic" style:font-style-complex="italic"/>
    </style:style>
    <style:style style:name="T9" style:family="text">
      <style:text-properties fo:font-style="italic" fo:font-weight="normal" officeooo:rsid="002d0066" style:font-style-asian="italic" style:font-weight-asian="normal" style:font-style-complex="italic" style:font-weight-complex="normal"/>
    </style:style>
    <style:style style:name="T10" style:family="text">
      <style:text-properties fo:font-style="italic" fo:font-weight="normal" officeooo:rsid="0044a159" style:font-style-asian="italic" style:font-weight-asian="normal" style:font-style-complex="italic" style:font-weight-complex="normal"/>
    </style:style>
    <style:style style:name="T11" style:family="text">
      <style:text-properties officeooo:rsid="00101d94"/>
    </style:style>
    <style:style style:name="T12" style:family="text">
      <style:text-properties officeooo:rsid="0018dadf"/>
    </style:style>
    <style:style style:name="T13" style:family="text">
      <style:text-properties fo:font-style="normal" style:font-style-asian="normal" style:font-style-complex="normal"/>
    </style:style>
    <style:style style:name="T14" style:family="text">
      <style:text-properties fo:font-style="normal" officeooo:rsid="001ff65f" style:font-style-asian="normal" style:font-style-complex="normal"/>
    </style:style>
    <style:style style:name="T15" style:family="text">
      <style:text-properties fo:font-style="normal" officeooo:rsid="002730df" style:font-style-asian="normal" style:font-style-complex="normal"/>
    </style:style>
    <style:style style:name="T16" style:family="text">
      <style:text-properties fo:font-style="normal" officeooo:rsid="0028bfe9" style:font-style-asian="normal" style:font-style-complex="normal"/>
    </style:style>
    <style:style style:name="T17" style:family="text">
      <style:text-properties fo:font-style="normal" officeooo:rsid="002aeca0" style:font-style-asian="normal" style:font-style-complex="normal"/>
    </style:style>
    <style:style style:name="T18" style:family="text">
      <style:text-properties fo:font-style="normal" officeooo:rsid="0049fd94" style:font-style-asian="normal" style:font-style-complex="normal"/>
    </style:style>
    <style:style style:name="T19" style:family="text">
      <style:text-properties fo:font-style="normal" officeooo:rsid="004b731a" style:font-style-asian="normal" style:font-style-complex="normal"/>
    </style:style>
    <style:style style:name="T20" style:family="text">
      <style:text-properties officeooo:rsid="002158e9"/>
    </style:style>
    <style:style style:name="T21" style:family="text">
      <style:text-properties officeooo:rsid="00248749"/>
    </style:style>
    <style:style style:name="T22" style:family="text">
      <style:text-properties officeooo:rsid="0028bfe9"/>
    </style:style>
    <style:style style:name="T23" style:family="text">
      <style:text-properties fo:font-weight="normal" style:font-weight-asian="normal" style:font-weight-complex="normal"/>
    </style:style>
    <style:style style:name="T24" style:family="text">
      <style:text-properties fo:font-weight="normal" officeooo:rsid="002d0066" style:font-weight-asian="normal" style:font-weight-complex="normal"/>
    </style:style>
    <style:style style:name="T25" style:family="text">
      <style:text-properties fo:font-weight="normal" officeooo:rsid="002ea1cc" style:font-weight-asian="normal" style:font-weight-complex="normal"/>
    </style:style>
    <style:style style:name="T26" style:family="text">
      <style:text-properties fo:font-weight="normal" officeooo:rsid="005dfe84" style:font-weight-asian="normal" style:font-weight-complex="normal"/>
    </style:style>
    <style:style style:name="T27" style:family="text">
      <style:text-properties officeooo:rsid="00361042"/>
    </style:style>
    <style:style style:name="T28" style:family="text">
      <style:text-properties officeooo:rsid="003b9bde"/>
    </style:style>
    <style:style style:name="T29" style:family="text">
      <style:text-properties officeooo:rsid="003c7f5f"/>
    </style:style>
    <style:style style:name="T30" style:family="text">
      <style:text-properties officeooo:rsid="003e6509"/>
    </style:style>
    <style:style style:name="T31" style:family="text">
      <style:text-properties officeooo:rsid="003f414f"/>
    </style:style>
    <style:style style:name="T32" style:family="text">
      <style:text-properties officeooo:rsid="00409f9f"/>
    </style:style>
    <style:style style:name="T33" style:family="text">
      <style:text-properties officeooo:rsid="0044a159"/>
    </style:style>
    <style:style style:name="T34" style:family="text">
      <style:text-properties officeooo:rsid="004876f9"/>
    </style:style>
    <style:style style:name="T35" style:family="text">
      <style:text-properties officeooo:rsid="004a311e"/>
    </style:style>
    <style:style style:name="T36" style:family="text">
      <style:text-properties officeooo:rsid="004cbfaf"/>
    </style:style>
    <style:style style:name="T37" style:family="text">
      <style:text-properties officeooo:rsid="004e5649"/>
    </style:style>
    <style:style style:name="T38" style:family="text">
      <style:text-properties officeooo:rsid="004e96a7"/>
    </style:style>
    <style:style style:name="T39" style:family="text">
      <style:text-properties officeooo:rsid="0050d290"/>
    </style:style>
    <style:style style:name="T40" style:family="text">
      <style:text-properties officeooo:rsid="0053bf5d"/>
    </style:style>
    <style:style style:name="T41" style:family="text">
      <style:text-properties officeooo:rsid="00571440"/>
    </style:style>
    <style:style style:name="T42" style:family="text">
      <style:text-properties officeooo:rsid="0058dd43"/>
    </style:style>
    <style:style style:name="T43" style:family="text">
      <style:text-properties officeooo:rsid="005b9b8f"/>
    </style:style>
    <style:style style:name="T44" style:family="text">
      <style:text-properties officeooo:rsid="005dfe84"/>
    </style:style>
    <style:style style:name="T45" style:family="text">
      <style:text-properties officeooo:rsid="00613de7"/>
    </style:style>
    <style:style style:name="T46" style:family="text">
      <style:text-properties officeooo:rsid="00625a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8">Fundamentação</text:span> Teóric<text:span text:style-name="T11">a</text:span></text:p>
      <text:p text:style-name="P1"/>
      <text:p text:style-name="P4">[Perícia Forense]</text:p>
      <text:p text:style-name="P5"><text:tab/>Perícia <text:span text:style-name="T3">In Vivo</text:span></text:p>
      <text:p text:style-name="P4"><text:tab/><text:tab/>Local de informática</text:p>
      <text:p text:style-name="P4"><text:tab/><text:tab/>Local de internet</text:p>
      <text:p text:style-name="P5"><text:tab/></text:p>
      <text:p text:style-name="P5"><text:tab/>Perícia <text:span text:style-name="T3">Post Mortem</text:span></text:p>
      <text:p text:style-name="P5"><text:span text:style-name="T3"><text:tab/><text:tab/></text:span><text:span text:style-name="T13">Midia de armazenamento</text:span></text:p>
      <text:p text:style-name="P9"><text:tab/></text:p>
      <text:p text:style-name="P5"><text:span text:style-name="T3"><text:tab/></text:span><text:span text:style-name="T13">Aparelho</text:span><text:span text:style-name="T14">s</text:span><text:span text:style-name="T13"> móve</text:span><text:span text:style-name="T14">is</text:span></text:p>
      <text:p text:style-name="P1"/>
      <text:p text:style-name="P1">[Aquisição/Coleta de Evidências] </text:p>
      <text:p text:style-name="P1"><text:tab/>Duplicação dos dados –<text:span text:style-name="T1"> criar midia espelho da midia investigada</text:span></text:p>
      <text:p text:style-name="P1"><text:tab/>Bloqueadores de escrita –<text:span text:style-name="T1"> impede modificações na midia investigada</text:span></text:p>
      <text:p text:style-name="P1"><text:tab/>Cadeia de custódia –<text:span text:style-name="T1"> histórico de ações sobre a evidência coletada</text:span></text:p>
      <text:p text:style-name="P1"><text:tab/><text:tab/></text:p>
      <text:p text:style-name="P1">[Exame/Identificação de Evidências]</text:p>
      <text:p text:style-name="P1"><text:tab/>Recuperação –<text:span text:style-name="T1"> apagados, fragmentados, etc.</text:span></text:p>
      <text:p text:style-name="P1"><text:tab/>Integridade –<text:span text:style-name="T1"> hash, md5</text:span></text:p>
      <text:p text:style-name="P1"><text:tab/>Indexação –<text:span text:style-name="T1"> relacionar arq com soft</text:span></text:p>
      <text:p text:style-name="P1"/>
      <text:p text:style-name="P1">[Análise/Avaliação de Evidências]</text:p>
      <text:p text:style-name="P1"><text:tab/>Legibilidade de arquivos –<text:span text:style-name="T1"> converter para formatos legiveis</text:span></text:p>
      <text:p text:style-name="P3"><text:tab/>Descompressão –<text:span text:style-name="T1"> zip, rar, etc.</text:span></text:p>
      <text:p text:style-name="P3"><text:tab/>Objetivação da investigação – busca em arquivos específicos <text:span text:style-name="T1">relacionados aos tópicos a serem investigados</text:span></text:p>
      <text:p text:style-name="P1"/>
      <text:p text:style-name="P6">[Apresentação de Evidências/Provas]</text:p>
      <text:p text:style-name="P6"><text:tab/>Laudo – claro e objetivo</text:p>
      <text:p text:style-name="P6"><text:tab/><text:span text:style-name="T2">Estrutura do laudo</text:span></text:p>
      <text:p text:style-name="P6"><text:tab/>Anexos – midias, arq, etc.</text:p>
      <text:p text:style-name="P6"/>
      <text:p text:style-name="P2"/>
      <text:p text:style-name="P2"/>
      <text:p text:style-name="P30">Glossário</text:p>
      <text:p text:style-name="P27"/>
      <text:p text:style-name="P27">Wipe</text:p>
      <text:p text:style-name="P27">Metadados</text:p>
      <text:p text:style-name="P27">Cibercrime</text:p>
      <text:p text:style-name="P27">Log</text:p>
      <text:p text:style-name="P27">Firewall</text:p>
      <text:p text:style-name="P27">Anti-virus</text:p>
      <text:p text:style-name="P27">Hardware</text:p>
      <text:p text:style-name="P27">Software</text:p>
      <text:p text:style-name="P27">Malware</text:p>
      <text:p text:style-name="P27">Backdoor</text:p>
      <text:p text:style-name="P27"/>
      <text:p text:style-name="P29"><text:span text:style-name="T11">Fundamentação</text:span> Teóric<text:span text:style-name="T11">a</text:span></text:p>
      <text:p text:style-name="P10"/>
      <text:p text:style-name="P15">1. [CONSIDERAÇÕES]</text:p>
      <text:p text:style-name="P10">O tema abordado neste trabalho se trata de um processo que é realizado perante os crimes e fraudes digitais cometidos todos os dias ao redor do mundo. Este processo, chamado de Perícia Forense Computacional, <text:span text:style-name="T44">semelhante a </text:span>todas as áreas de investigação criminal é extremamente complexo e deve ser minuciosamente exato. </text:p>
      <text:p text:style-name="P11">Diante da complexidade deste processo, há a necessidade de ambientar, teoricamente, o leitor para que o mesmo possa compreender todos e quaisquer termos e conceitos utilizados para a explicação do trabalho.</text:p>
      <text:p text:style-name="P11">A fundamentação teórica será apresentada em cinco partes, onde será abordada a Perícia Forense Computacional e seus processos de Coleta, Exame, Análise e Apresentação de Evidências.</text:p>
      <text:p text:style-name="P10"/>
      <text:p text:style-name="P13"><text:span text:style-name="T22">2. </text:span>[PERICIA FORENSE]</text:p>
      <text:p text:style-name="P10">Quando um crime/<text:span text:style-name="T21">fraude digital</text:span> é cometido, <text:span text:style-name="T21">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T4">In Vivo</text:span><text:span text:style-name="T21"> ou </text:span><text:span text:style-name="T4">Post Mortem</text:span><text:span text:style-name="T21">. &lt;SANDRO MELO&gt;</text:span></text:p>
      <text:p text:style-name="P12"/>
      <text:p text:style-name="P47"><text:span text:style-name="T22">2.1. </text:span>[<text:span text:style-name="T22">IN VIVO</text:span>]</text:p>
      <text:p text:style-name="P31">A perícia <text:span text:style-name="T3">In Vivo </text:span><text:span text:style-name="T15">é a investigação que ocorre lo</text:span><text:span text:style-name="T17">g</text:span><text:span text:style-name="T15">o após o crime ter sido cometido, onde as evidências presentes se encontram em estado volátil e devem ser coletadas </text:span><text:span text:style-name="T17">o mais rápido e precisamente possível, </text:span><text:span text:style-name="T15">sem desligar ou alterar o estado dos dispositivos.</text:span></text:p>
      <text:p text:style-name="P59"><text:span text:style-name="T16">2.1.1. </text:span><text:span text:style-name="T13">[LOCAL DO CRIME/AMBIENTE DE TI]</text:span></text:p>
      <text:p text:style-name="P54"/>
      <text:p text:style-name="P53"><text:span text:style-name="T16">2.1.2. </text:span><text:span text:style-name="T13">[LOCAL DE INTERNET/SITES]</text:span></text:p>
      <text:p text:style-name="P54"/>
      <text:p text:style-name="P48">2.2. [POST MORTEM]</text:p>
      <text:p text:style-name="P32">Em contrapartida, a perícia <text:span text:style-name="T3">Post Mortem</text:span><text:span text:style-name="T13"> é realizada após os peritos deixarem o local do crime, examinando as evidências estáticas como mídias de armazenamento e não importando o estado dos dispositivos. </text:span><text:span text:style-name="T17">Esta, normalmente, é a etapa que leva mais tempo.</text:span></text:p>
      <text:p text:style-name="P60">2.2.1. [MIDIA DE ARMAZENAMENTO]</text:p>
      <text:p text:style-name="P55">Uma mídia de armazenamento é um dispositivo que contém dados armazenados, <text:span text:style-name="T33">podendo ser </text:span>um disco rígido ou mídias removíveis, como Pen Drives, CDs e DVDs.</text:p>
      <text:p text:style-name="P58"><text:span text:style-name="T23">Estas mídias, especificamente o disco rígido, são </text:span><text:span text:style-name="T24">as principais fontes de vestígios de um crime, já que são nelas que: </text:span><text:span text:style-name="T9">logs </text:span><text:span text:style-name="T24">de </text:span><text:span text:style-name="T9">Firewall </text:span><text:span text:style-name="T26">e</text:span><text:span text:style-name="T24"> Anti-virus, <text:tab/></text:span><text:span text:style-name="T10">backdoors, malwares</text:span><text:span text:style-name="T24">, ou qualquer arquivo relacionado ao ataque são armazenados. </text:span><text:span text:style-name="T25">Em outras palavras</text:span><text:span text:style-name="T24">, ao analisar uma mídia de armazenamento, o investigador poderá recuperar arquivos que o criminoso ten</text:span><text:span text:style-name="T25">tou esconder, por exemplo.</text:span></text:p>
      <text:p text:style-name="P56"/>
      <text:p text:style-name="P52">2.3. [NOVOS PARADIGMAS]</text:p>
      <text:p text:style-name="P60">2.3.1. [APARELHOS MOVEIS]</text:p>
      <text:p text:style-name="P57"/>
      <text:p text:style-name="P25"/>
      <text:p text:style-name="P28">3. [PROCESSO PERICIAL]</text:p>
      <text:p text:style-name="P24">Os procedimentos que um perito deve realizar são divididos em quatro etapas, sendo elas:</text:p>
      <text:p text:style-name="P14"/>
      <text:p text:style-name="P17">3.1. [COLETA DE EVIDÊNCIAS]</text:p>
      <text:p text:style-name="P8"/>
      <text:p text:style-name="P63"><text:span text:style-name="T27">A primeira etapa</text:span> realizad<text:span text:style-name="T27">a</text:span> em uma perícia, logo após a chegada ao local, é a coleta de evidências. <text:span text:style-name="T27">Este processo consiste na aquisição de possíveis vestígios ligados ao crime e artefatos utilizados para o crime, como os próprios dispositivos eletrônicos para realizar um processo de análise em seguida.</text:span></text:p>
      <text:p text:style-name="P26">Esta etapa está ficando cada vez mais complexa, isto porque a quantidade de dados gerados por tráfego de internet ou mesmo por aplicações locais está crescendo conforme as tecnologias evoluem, sendo assim, há uma maior concentração de dados em mídias de armazenamento. Quanto maior a quantidade de dados, maior o tempo que se leva para coletar e recuperar os mesmos. Além <text:span text:style-name="T45">disso</text:span>, a volatilidade do mundo digital dificulta tornar uma evidência confiável para ser utilizada como prova de um crime, visto que qualquer dado pode ser modificado por terceiros. <text:span text:style-name="T28">&lt;GIULIANO GIOVA&gt;</text:span></text:p>
      <text:p text:style-name="P7">Para que as evidências <text:span text:style-name="T20">coletadas</text:span> <text:span text:style-name="T28">em mídias de armazenamento </text:span>sejam tratadas corretamente a fim de se tornarem confiáveis, as mesmas passam por algumas técnicas e processos <text:span text:style-name="T20">que fazem parte da etapa de Coleta de Evidências </text:span>e serão <text:span text:style-name="T12">explorados</text:span> a seguir. </text:p>
      <text:p text:style-name="P49"/>
      <text:p text:style-name="P33">3.1.1. [DUPLICAÇÃO DE DADOS]</text:p>
      <text:p text:style-name="P37">O primeiro cuidado <text:span text:style-name="T29">durante a fase de Coleta é a forma de tratar a mídia original. Isto porque, quaisquer análises posteriores deverão ser feitos em uma outra mídia, para que a original seja preservada.</text:span></text:p>
      <text:p text:style-name="P38">Um dos processos realizados é a duplicação de dados, que consiste em criar uma imagem digital da mídia original <text:span text:style-name="T45">em um disco, tratado aqui como mídia de trabalho e que será utilizada para os exames e análises. </text:span></text:p>
      <text:p text:style-name="P39">É de extrema importância que a mídia de trabalho possua capacidade de armazenamento igual ou superior à mídia original e que a mesma esteja totalmente limpa, sem dados gravados, excluídos, etc. Para este último fator é realizado um <text:span text:style-name="T3">wipe</text:span><text:span text:style-name="T13"> no disco para limpá-lo por completo.</text:span></text:p>
      <text:p text:style-name="P34"/>
      <text:p text:style-name="P34">3.1.2. [BLOQUEADORES DE ESCRITA]</text:p>
      <text:p text:style-name="P39">Paralelamente ao processo de duplicação do disco, deve-se atentar ao fato de que um computador utilizado para perícia pode, involuntariamente, <text:span text:style-name="T33">gravar</text:span> dados na mídia original durante o processo de duplicação. Para que isto não aconteça é utilizado um bloqueador de escrita, seja hardware ou software, que possui a função de impedir que <text:span text:style-name="T33">nenhum outro dispositivo possa gravar qualquer dado no disco original.</text:span></text:p>
      <text:p text:style-name="P34"/>
      <text:p text:style-name="P34">3.1.3. [CADEIA DE CUSTÓDIA]</text:p>
      <text:p text:style-name="P39">Ao fim da coleta dos dados é necessário garantir um controle sobre os mesmos, pois sua sensibilidade para provar um crime pode ser comprometida caso uma evidência não seja totalmente confiável, que acontece quando <text:span text:style-name="T31">outro perito ou alguma outra pessoa modifica alguma informação importante na mídia original. </text:span></text:p>
      <text:p text:style-name="P40">Neste caso, todo o processo de coleta é documentado, o que inclui: identificação do perito, <text:span text:style-name="T46">os procedimentos realizados pelo mesmo, </text:span>técnicas <text:span text:style-name="T46">e ferramentas (</text:span><text:span text:style-name="T8">hardware </text:span><text:span text:style-name="T46">ou </text:span><text:span text:style-name="T8">software</text:span><text:span text:style-name="T46">) utilizadas </text:span>para a coleta <text:span text:style-name="T46">e data e hora. </text:span>Este documento, físico ou digital, é chamado de Cadeia de Custódia e possui justamente a finalidade de manter o controle da evidência coletada. <text:span text:style-name="T32">Tal controle não é feito apenas uma vez, mas sim atualizado constantemente cada vez que alguma coisa é feita com a evidência, especificando novamente quem, o que e quando fez.</text:span></text:p>
      <text:p text:style-name="P34"><text:soft-page-break/></text:p>
      <text:p text:style-name="P16">3.2. [EXAME DE EVIDÊNCIAS]</text:p>
      <text:p text:style-name="P19">Após a etapa de coleta de evidências, o perito deve examiná-las logo em seguida. Examinar uma evidência trata-se de buscar tudo que ela pode oferecer, conhecê-la 100% <text:span text:style-name="T33">e prepará-la para o </text:span>processo de análise, <text:span text:style-name="T33">onde </text:span>o perito <text:span text:style-name="T33">poderá </text:span>apontar os respectivos dados <text:span text:style-name="T33">que forem necessários. Isto requer que a evidência, que na maioria dos casos será uma mídia de armazenamento, seja destrinchada, buscando todos os dados e metadados armazenados na mesma.</text:span></text:p>
      <text:p text:style-name="P50"/>
      <text:p text:style-name="P35">3.2.1. [RECUPERAÇÃO]</text:p>
      <text:p text:style-name="P41">Internamente, o disco rígido é formado por diversos setores, <text:span text:style-name="T34">trilhas e cilindros</text:span> onde são <text:s/><text:span text:style-name="T34">gravados os dados, e é todo este espaço que deve ser examinado pelo perito, sem exceções. Isto significa que, mesmo os resquícios de dados e/ou dados excluídos devem ser recuperados, pois podem ser dados relacionados ao crime que o próprio criminoso deletou. Alguns dados, inclusive, podem ser </text:span><text:span text:style-name="T5">logs </text:span><text:span text:style-name="T18">indicando quando o criminoso executou o ataque, por exemplo.</text:span></text:p>
      <text:p text:style-name="P61"/>
      <text:p text:style-name="P35">3.2.2. [INTEGRIDADE/HASH]</text:p>
      <text:p text:style-name="P42">Como citado anteriormente, <text:span text:style-name="T35">toda e qualquer evidência coletada deve ser confiável para provar um crime. Uma das técnicas utilizadas para preservar a integridade de um disco </text:span><text:span text:style-name="T19">são funções </text:span><text:span text:style-name="T7">hash</text:span><text:span text:style-name="T35">. O </text:span><text:span text:style-name="T6">Hash</text:span><text:span text:style-name="T35"> é um código gerado por um algoritmo que, a partir de um conjunto de dados de tamanho variado, realiza um cálculo e retorna uma sequência de bits representando unicamente estes dados. Sendo assim, qualquer mudança feita naquele mesmo conjunto de dados gerará uma sequência de bits totalmente diferente da primeira, e este código não pode ser decifrado para saber de quais dados se trata. Isto oferece uma maneira de verificação segura de que uma informação não foi alterada. </text:span></text:p>
      <text:p text:style-name="P43">Este procedimento é geralmente realizado no próprio disco, garantindo que tal mídia está intacta. E o código gerado deve ser incluído tanto na Cadeia de Custódia como no Laudo Pericial, que será abordado nos tópicos posteriores. <text:span text:style-name="T36">&lt;HASH&gt;</text:span></text:p>
      <text:p text:style-name="P35"/>
      <text:p text:style-name="P35">3.2.3. [INDEXAÇÃO/ORGANIZAÇÃO DOS DADOS]</text:p>
      <text:p text:style-name="P44">Este é mais um procedimento de controle, mas neste caso, a organização é dos dados. Sabe-se que os sistemas operacionais, assim como aplicações e programas são compostos por vários arquivos, sendo que cada arquivo possui uma assinatura indicando à qual sistema o mesmo pertence. <text:span text:style-name="T37">O que é feito neste processo é um simples catálogo contendo todos os arquivos e suas respectivas assinaturas pois, assim, é possível saber quais arquivos o perito poderá ignorar, já que pertencem à programas que não oferecem nenhuma evidência sobre o crime, e também os arquivos que o perito deverá focar. &lt;HASH&gt;</text:span></text:p>
      <text:p text:style-name="P18"/>
      <text:p text:style-name="P16">3.3. [ANÁLISE DE EVIDÊNCIAS]</text:p>
      <text:p text:style-name="P20">Com as evidências preparadas, deve ser feita uma análise sobre as mesmas com a finalidade de restituir o crime e prová-lo. </text:p>
      <text:p text:style-name="P20">Nas etapas anteriores, a investigação é abordada com base em evidências, isto é, vestígios encontrados no local e nos dispositivos do crime. Estas evidências podem ou não provar um crime, visto que alguns vestígios não possuem relação nenhuma ao que foi cometido. O objetivo da fase de Análise é justamente separar o que está e o que não está relacionado ao crime, em outras palavras, tornar dados em informação e evidências em provas. <text:span text:style-name="T40"><text:s/></text:span></text:p>
      <text:p text:style-name="P21">Há, no entanto, uma atenção que os peritos devem ter neste processo: a objetificação do que será buscado. Não adianta procurar <text:span text:style-name="T39">algo </text:span>sem saber o que se quer encontrar, <text:soft-page-break/>portanto, os investigadores devem ter um objetivo claro e específico do que procurar em meio a tantos dados <text:span text:style-name="T39">para que o processo transcorra mais rapidamente tendo uma quantidade menor de arquivos a serem analisados e, inclusive, utilizando da Indexação dos dados feita anteriormente na etapa de exame para filtrar ainda mais arquivos. O perito então deve se encarregar de analisar todas as informações encontradas, sendo impossível utilizar algum tipo de ferramenta para realizar esta tarefa. Os poucos tipos de ferramentas que podem ser utilizadas servem apenas como auxílio, que serão exploradas a seguir.</text:span></text:p>
      <text:p text:style-name="P51"/>
      <text:p text:style-name="P36">3.3.1. [DESCOMPRESSÃO]</text:p>
      <text:p text:style-name="P45">É muito comum guardar arquivos comprimidos em computadores pelo fato de reduzir o espaço utilizado para armazenamento. Muitos desses arquivos comprimidos podem conter informações úteis para a investigação e devem ser extraídos conforme sua necessidade. A existência de proteção nestes arquivos, como senhas, pode dificultar o processo de análise, sendo preciso, algumas vezes, <text:span text:style-name="T41">utilizar uma ferramenta de </text:span>quebra <text:span text:style-name="T41">de senhas </text:span>para dar continuidade <text:span text:style-name="T41">sem esta proteção.</text:span></text:p>
      <text:p text:style-name="P36"/>
      <text:p text:style-name="P36">3.3.2. [CONVERSÃO DOS ARQUIVOS/LEGIBILIDADE]</text:p>
      <text:p text:style-name="P46">Outro passo que deve ser feito durante a análise é a conversão das extensões dos arquivos encontrados, visto que muitos deles podem estar ilegíveis para o perito, não apresentando nenhuma informação de forma clara. As ferramentas utilizadas devem possuir a capacidade de reconhecer o formato dos arquivos e converter para outro tipo de extensão equivalente e que possa ser lid<text:span text:style-name="T42">a</text:span> por alguma aplicação a fim de trazer informações relevantes.</text:p>
      <text:p text:style-name="P62">Isto é feito pois, dentre os arquivos encontrados, alguns podem conter malwares utilizados no ataque ou informações escondidas com técnicas como esteganografia. Assim, é possível identificar o que é cada arquivo e o que os mesmos representam para o crime e se podem ser utilizados para provar o mesmo.</text:p>
      <text:p text:style-name="P22"/>
      <text:p text:style-name="P16">3.4. [APRESENTAÇÃO DE PROVAS]</text:p>
      <text:p text:style-name="P23">Por fim, a última etapa consiste apenas em um procedimento: a criação do Laudo Pericial.</text:p>
      <text:p text:style-name="P23">Este documento, diferentemente da Cadeia de Custódia, não tem como finalidade algum tipo de controle, mas apenas a apresentação das provas e de todas as informações relevantes colhidas na fase de investigação.</text:p>
      <text:p text:style-name="P23">O Laudo deve conter informações de maneira padronizada, <text:span text:style-name="T43">incluindo o objetivo da investigação, o material coletado, os exames e análises realizados assim como suas técnicas, ferramentas e procedimentos utilizados, a cadeia de custódia das evidências, a síntese de toda a investigação e quaisquer mídias anexadas, quando necessário.</text:span></text:p>
      <text:p text:style-name="P23">As ferramentas <text:span text:style-name="T43">que auxiliam nesta etapa possuem unicamente a função de criar tal documento, com um modelo padrão, para que o perito possa apenas preencher com as informações necessár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31:32.907519711</meta:creation-date>
    <dc:date>2017-11-21T16:07:35.214151547</dc:date>
    <meta:editing-duration>PT5H20M25S</meta:editing-duration>
    <meta:editing-cycles>38</meta:editing-cycles>
    <meta:generator>LibreOffice/5.1.6.2$Linux_X86_64 LibreOffice_project/10m0$Build-2</meta:generator>
    <meta:document-statistic meta:table-count="0" meta:image-count="0" meta:object-count="0" meta:page-count="6" meta:paragraph-count="94" meta:word-count="1932" meta:character-count="12511" meta:non-whitespace-character-count="10623"/>
  </office:meta>
</office:document-meta>
</file>